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82c9" officeooo:paragraph-rsid="000982c9" style:language-asian="zh" style:country-asian="CN"/>
    </style:style>
    <style:style style:name="P2" style:family="paragraph" style:parent-style-name="Standard">
      <style:text-properties officeooo:rsid="0009d62c" officeooo:paragraph-rsid="0009d62c" style:language-asian="zh" style:country-asian="CN"/>
    </style:style>
    <style:style style:name="P3" style:family="paragraph" style:parent-style-name="Standard">
      <style:text-properties fo:font-size="15pt" fo:font-weight="bold" officeooo:rsid="000914b6" officeooo:paragraph-rsid="000914b6" style:font-size-asian="15pt" style:language-asian="zh" style:country-asian="CN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982c9" officeooo:paragraph-rsid="000982c9" style:font-size-asian="15pt" style:language-asian="zh" style:country-asian="CN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indowListener窗体事件监听 接口</text:p>
      <text:p text:style-name="P3">public void windowActivated(WindowEvent e); 窗体被激活时触发</text:p>
      <text:p text:style-name="P3"/>
      <text:p text:style-name="P3">public void windowOpened(WindowEvent e);窗体被打开时触发</text:p>
      <text:p text:style-name="P3"/>
      <text:p text:style-name="P3">public void windowlconifled(WindowEvent e);窗体被最小化时触发</text:p>
      <text:p text:style-name="P3"/>
      <text:p text:style-name="P3">public void windowDeiconifled(WindowEvent e);窗体恢复为正常大小时触发</text:p>
      <text:p text:style-name="P3"/>
      <text:p text:style-name="P3">public void windowClosing(WindowEvent e);窗体将要被关闭时触发</text:p>
      <text:p text:style-name="P3"/>
      <text:p text:style-name="P3">public void windowDeactivated(WindowEvent e);窗口不要处于激活状态时触发</text:p>
      <text:p text:style-name="P3"/>
      <text:p text:style-name="P4">public void windowClosed(WindowEvent e);窗体已经被关闭时触发</text:p>
      <text:p text:style-name="P4"/>
      <text:p text:style-name="P1"/>
      <text:p text:style-name="P2"><text:s/>addWindowListener(new mychuan());</text:p>
      <text:p text:style-name="P2"><text:s text:c="6"/>}</text:p>
      <text:p text:style-name="P2"><text:s text:c="6"/>class mychuan implements WindowListener{</text:p>
      <text:p text:style-name="P2"/>
      <text:p text:style-name="P2"><text:tab/><text:tab/>@Override</text:p>
      <text:p text:style-name="P2"><text:tab/><text:tab/>public void windowOpened(WindowEvent e) {</text:p>
      <text:p text:style-name="P2"><text:tab/><text:tab/><text:tab/>// 窗体打开</text:p>
      <text:p text:style-name="P2"><text:tab/><text:tab/><text:tab/>System.out.println("窗体被打开啦");</text:p>
      <text:p text:style-name="P2"><text:tab/><text:tab/>}</text:p>
      <text:p text:style-name="P2"/>
      <text:p text:style-name="P2"><text:tab/><text:tab/>@Override</text:p>
      <text:p text:style-name="P2"><text:tab/><text:tab/>public void windowClosing(WindowEvent e) {</text:p>
      <text:p text:style-name="P2"><text:tab/><text:tab/><text:tab/>// 窗体将要被关闭</text:p>
      <text:p text:style-name="P2"><text:tab/><text:tab/><text:tab/>System.out.println("窗体将要被关闭啦");</text:p>
      <text:p text:style-name="P2"><text:tab/><text:tab/><text:tab/></text:p>
      <text:p text:style-name="P2"><text:tab/><text:tab/>}</text:p>
      <text:p text:style-name="P2"/>
      <text:p text:style-name="P2"><text:tab/><text:tab/>@Override</text:p>
      <text:p text:style-name="P2"><text:tab/><text:tab/>public void windowClosed(WindowEvent e) {</text:p>
      <text:p text:style-name="P2"><text:tab/><text:tab/><text:tab/>// 窗体已经被关闭</text:p>
      <text:p text:style-name="P2"><text:tab/><text:tab/><text:tab/>System.out.println("窗体已经被关闭啦");</text:p>
      <text:p text:style-name="P2"><text:tab/><text:tab/><text:tab/></text:p>
      <text:p text:style-name="P2"><text:tab/><text:tab/>}</text:p>
      <text:p text:style-name="P2"/>
      <text:p text:style-name="P2"><text:tab/><text:tab/>@Override</text:p>
      <text:p text:style-name="P2"><text:tab/><text:tab/>public void windowIconified(WindowEvent e) {</text:p>
      <text:p text:style-name="P2"><text:tab/><text:tab/><text:tab/>// 窗体最小化</text:p>
      <text:p text:style-name="P2"><text:tab/><text:tab/><text:tab/>System.out.println("窗体被最小化啦");</text:p>
      <text:p text:style-name="P2"><text:tab/><text:tab/>}</text:p>
      <text:p text:style-name="P2"/>
      <text:p text:style-name="P2"><text:soft-page-break/><text:tab/><text:tab/>@Override</text:p>
      <text:p text:style-name="P2"><text:tab/><text:tab/>public void windowDeiconified(WindowEvent e) {</text:p>
      <text:p text:style-name="P2"><text:tab/><text:tab/><text:tab/>// 窗体恢复正常大小</text:p>
      <text:p text:style-name="P2"><text:tab/><text:tab/><text:tab/>System.out.println("窗体恢复正常大小");</text:p>
      <text:p text:style-name="P2"><text:tab/><text:tab/><text:tab/></text:p>
      <text:p text:style-name="P2"><text:tab/><text:tab/>}</text:p>
      <text:p text:style-name="P2"/>
      <text:p text:style-name="P2"><text:tab/><text:tab/>@Override</text:p>
      <text:p text:style-name="P2"><text:tab/><text:tab/>public void windowActivated(WindowEvent e) {</text:p>
      <text:p text:style-name="P2"><text:tab/><text:tab/><text:tab/>// 窗体激活</text:p>
      <text:p text:style-name="P2"><text:tab/><text:tab/><text:tab/>System.out.println("窗体被激活啦");</text:p>
      <text:p text:style-name="P2"><text:tab/><text:tab/>}</text:p>
      <text:p text:style-name="P2"/>
      <text:p text:style-name="P2"><text:tab/><text:tab/>@Override</text:p>
      <text:p text:style-name="P2"><text:tab/><text:tab/>public void windowDeactivated(WindowEvent e) {</text:p>
      <text:p text:style-name="P2"><text:tab/> <text:s text:c="6"/>//窗体失去激活</text:p>
      <text:p text:style-name="P2"><text:tab/><text:tab/><text:tab/>System.out.println("窗体失去激活啦");</text:p>
      <text:p text:style-name="P2"><text:tab/><text:tab/>}</text:p>
      <text:p text:style-name="P2"><text:s text:c="4"/><text:tab/> <text:s/></text:p>
      <text:p text:style-name="P2"><text:s text:c="6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18S</meta:editing-duration>
    <meta:editing-cycles>4</meta:editing-cycles>
    <meta:generator>LibreOffice/5.3.0.3$Windows_X86_64 LibreOffice_project/7074905676c47b82bbcfbea1aeefc84afe1c50e1</meta:generator>
    <dc:date>2017-12-26T18:53:27.330000000</dc:date>
    <meta:document-statistic meta:table-count="0" meta:image-count="0" meta:object-count="0" meta:page-count="2" meta:paragraph-count="51" meta:word-count="276" meta:character-count="1236" meta:non-whitespace-character-count="1051"/>
    <meta:user-defined meta:name="Info 1"/>
    <meta:user-defined meta:name="Info 2"/>
    <meta:user-defined meta:name="Info 3"/>
    <meta:user-defined meta:name="Info 4"/>
  </office:meta>
</office:document-meta>
</file>